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ba1" officeooo:paragraph-rsid="001c9ba1"/>
    </style:style>
    <style:style style:name="P2" style:family="paragraph" style:parent-style-name="Standard">
      <style:text-properties officeooo:rsid="001c9ba1" officeooo:paragraph-rsid="001e2298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1c9ba1" officeooo:paragraph-rsid="001c9ba1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1c9ba1" officeooo:paragraph-rsid="001c9ba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bold" officeooo:rsid="001c9ba1" officeooo:paragraph-rsid="001c9ba1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weight="bold" officeooo:rsid="001c9ba1" officeooo:paragraph-rsid="001c9ba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e2298" officeooo:paragraph-rsid="001e229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3pt" fo:font-weight="bold" officeooo:rsid="001c9ba1" officeooo:paragraph-rsid="001c9ba1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1e2298" officeooo:paragraph-rsid="001e2298"/>
    </style:style>
    <style:style style:name="P10" style:family="paragraph" style:parent-style-name="Standard">
      <style:text-properties fo:font-size="12pt" fo:font-weight="normal" officeooo:rsid="001f4d1c" officeooo:paragraph-rsid="001f4d1c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4d1c" officeooo:paragraph-rsid="002078bc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rsid="001e7e57" officeooo:paragraph-rsid="001e7e57"/>
    </style:style>
    <style:style style:name="P13" style:family="paragraph" style:parent-style-name="Standard">
      <style:text-properties officeooo:rsid="001c9ba1" officeooo:paragraph-rsid="001c9ba1"/>
    </style:style>
    <style:style style:name="P14" style:family="paragraph" style:parent-style-name="Standard">
      <style:text-properties officeooo:rsid="001c9ba1" officeooo:paragraph-rsid="001e2298"/>
    </style:style>
    <style:style style:name="P15" style:family="paragraph" style:parent-style-name="Standard">
      <style:text-properties officeooo:rsid="0023050e" officeooo:paragraph-rsid="0023050e"/>
    </style:style>
    <style:style style:name="P16" style:family="paragraph" style:parent-style-name="Standard">
      <style:text-properties fo:font-size="14pt" fo:font-weight="bold" officeooo:rsid="001c9ba1" officeooo:paragraph-rsid="001c9ba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3pt" fo:font-weight="bold" officeooo:rsid="001c9ba1" officeooo:paragraph-rsid="001c9ba1" style:font-size-asian="13pt" style:font-weight-asian="bold" style:font-size-complex="13pt" style:font-weight-complex="bold"/>
    </style:style>
    <style:style style:name="P18" style:family="paragraph" style:parent-style-name="Standard">
      <style:text-properties fo:font-weight="normal" officeooo:rsid="002433d0" officeooo:paragraph-rsid="002433d0" style:font-weight-asian="normal" style:font-weight-complex="normal"/>
    </style:style>
    <style:style style:name="P19" style:family="paragraph" style:parent-style-name="Standard">
      <style:text-properties fo:font-size="12pt" fo:font-weight="normal" officeooo:rsid="002433d0" officeooo:paragraph-rsid="002433d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433d0" officeooo:paragraph-rsid="00276330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298" style:font-weight-asian="bold" style:font-weight-complex="bold"/>
    </style:style>
    <style:style style:name="T3" style:family="text">
      <style:text-properties officeooo:rsid="001e2298"/>
    </style:style>
    <style:style style:name="T4" style:family="text">
      <style:text-properties officeooo:rsid="001e7e57"/>
    </style:style>
    <style:style style:name="T5" style:family="text">
      <style:text-properties officeooo:rsid="002078bc"/>
    </style:style>
    <style:style style:name="T6" style:family="text">
      <style:text-properties officeooo:rsid="0023050e"/>
    </style:style>
    <style:style style:name="T7" style:family="text">
      <style:text-properties officeooo:rsid="0024c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ceitos de Linguagem de Programação</text:p>
      <text:p text:style-name="P5">Trabalho 1 – Combinação de Linguagens</text:p>
      <text:p text:style-name="P3">Giovanni, Paulo <text:span text:style-name="T6">Henrik</text:span>, Paulo Roberto</text:p>
      <text:p text:style-name="P3"/>
      <text:p text:style-name="P7">Objetivo</text:p>
      <text:p text:style-name="P9"><text:tab/>O objetivo do trabalho é criar um vetor de 100 posições com números aleatórios e ordená-lo em três diferentes passos. Primeiramente deve ser feita a implementação compĺeta em C e Fortran. Depois, uma versão com um módulo main em C, mas que a ordenação seja feita em Fortran. O último passo é ter o módulo principal em Fortran, com a ordenação em C.</text:p>
      <text:p text:style-name="P9"><text:tab/>Serão apresentadas todas as funções utilizadas no desenvolvimento do trabalho e uma breve explicação de seus objetivos. Os diferentes módulos serão explicados individualmente, bem como o makefile.</text:p>
      <text:p text:style-name="P9"/>
      <text:p text:style-name="P6">Funções utilizadas:</text:p>
      <text:p text:style-name="P1"/>
      <text:p text:style-name="P8">Linguagem C:</text:p>
      <text:p text:style-name="P1"/>
      <text:p text:style-name="P15">void <text:span text:style-name="T1">geraVetor</text:span> (int *x){</text:p>
      <text:p text:style-name="P15"><text:tab/>int i;</text:p>
      <text:p text:style-name="P15"><text:tab/>srand(time(NULL));</text:p>
      <text:p text:style-name="P15"><text:tab/>for(i=0; i&lt;TAM; i++){</text:p>
      <text:p text:style-name="P15"><text:tab/><text:tab/>x[i] = rand() % 1000;</text:p>
      <text:p text:style-name="P15"><text:tab/>}</text:p>
      <text:p text:style-name="P15">}</text:p>
      <text:p text:style-name="P1">-<text:span text:style-name="T3">Função encarregada de gerar um vetor e inicializá-lo com números aleatórios.</text:span></text:p>
      <text:p text:style-name="P1"/>
      <text:p text:style-name="P1"/>
      <text:p text:style-name="P15">void <text:span text:style-name="T1">imprimeVetor</text:span> (int *x){</text:p>
      <text:p text:style-name="P15"><text:tab/>int i;</text:p>
      <text:p text:style-name="P15"><text:tab/>for(i=0; i&lt;TAM; i++){</text:p>
      <text:p text:style-name="P15"><text:tab/><text:tab/>printf("%d ", x[i]);</text:p>
      <text:p text:style-name="P15"><text:tab/>}</text:p>
      <text:p text:style-name="P15"><text:tab/>printf("\n");</text:p>
      <text:p text:style-name="P15">}</text:p>
      <text:p text:style-name="P1">-<text:span text:style-name="T3">Função encarregada de imprimir todos os números do vetor.</text:span></text:p>
      <text:p text:style-name="P1"/>
      <text:p text:style-name="P1"/>
      <text:p text:style-name="P15">void <text:span text:style-name="T1">ordenaVetor</text:span> (int *x, int *tam){ //bubblesort</text:p>
      <text:p text:style-name="P15"><text:tab/>int aux, i, j; </text:p>
      <text:p text:style-name="P15"><text:tab/>for(j=*tam-1; j&gt;=1; j--){</text:p>
      <text:p text:style-name="P15"><text:tab/><text:tab/>for(i=0; i&lt;j; i++){</text:p>
      <text:p text:style-name="P15"><text:tab/><text:tab/><text:tab/>if(x[i] &gt; x[i+1]){</text:p>
      <text:p text:style-name="P15"><text:tab/><text:tab/><text:tab/><text:tab/>aux=x[i]; </text:p>
      <text:p text:style-name="P15"><text:tab/><text:tab/><text:tab/><text:tab/>x[i]=x[i+1]; </text:p>
      <text:p text:style-name="P15"><text:tab/><text:tab/><text:tab/><text:tab/>x[i+1]=aux; </text:p>
      <text:p text:style-name="P15"><text:tab/><text:tab/><text:tab/>} </text:p>
      <text:p text:style-name="P15"><text:tab/><text:tab/>} </text:p>
      <text:p text:style-name="P15"><text:tab/>} </text:p>
      <text:p text:style-name="P15">}</text:p>
      <text:p text:style-name="P1">-<text:span text:style-name="T3">Função encarregada de ordenar todos os números do vetor. Foi utilizado o algoritmo de ordenação Bubble Sort.</text:span></text:p>
      <text:p text:style-name="P1"><text:soft-page-break/></text:p>
      <text:p text:style-name="P1"/>
      <text:p text:style-name="P1"/>
      <text:p text:style-name="P8">Linguagem Fortran:</text:p>
      <text:p text:style-name="P1"/>
      <text:p text:style-name="P15">Subroutine <text:span text:style-name="T1">geraVetor</text:span> (x)</text:p>
      <text:p text:style-name="P15"><text:tab/>INTEGER, INTENT(OUT):: x(100)</text:p>
      <text:p text:style-name="P15"><text:tab/>INTEGER i</text:p>
      <text:p text:style-name="P15"><text:tab/>REAL aux</text:p>
      <text:p text:style-name="P15"><text:tab/>i = 0</text:p>
      <text:p text:style-name="P15"><text:tab/>CALL RANDOM_SEED()</text:p>
      <text:p text:style-name="P15"><text:tab/>do while (i&lt;100)</text:p>
      <text:p text:style-name="P15"><text:tab/><text:tab/>CALL RANDOM_NUMBER(aux)</text:p>
      <text:p text:style-name="P15"><text:tab/><text:tab/>x(i) = aux * 1000</text:p>
      <text:p text:style-name="P15"><text:tab/><text:tab/>i = i + 1</text:p>
      <text:p text:style-name="P15"><text:tab/>end do</text:p>
      <text:p text:style-name="P15">End Subroutine geraVetor</text:p>
      <text:p text:style-name="P2">-<text:span text:style-name="T3">Função encarregada de gerar um vetor e inicializá-lo com números aleatórios.</text:span></text:p>
      <text:p text:style-name="P2"/>
      <text:p text:style-name="P1"/>
      <text:p text:style-name="P15">Subroutine <text:span text:style-name="T1">imprimeVetor</text:span> (x)</text:p>
      <text:p text:style-name="P15"><text:tab/>INTEGER, INTENT(OUT):: x(100)</text:p>
      <text:p text:style-name="P15"><text:tab/>i = 0</text:p>
      <text:p text:style-name="P15"><text:tab/>Do While (i&lt;100)</text:p>
      <text:p text:style-name="P15"><text:tab/><text:tab/>WRITE (*,'(1x, i0)', advance="no") x(i)</text:p>
      <text:p text:style-name="P15"><text:tab/><text:tab/>i = i + 1</text:p>
      <text:p text:style-name="P15"><text:tab/>End Do</text:p>
      <text:p text:style-name="P15"><text:tab/>WRITE (*,*)</text:p>
      <text:p text:style-name="P15"><text:tab/>WRITE (*,*)</text:p>
      <text:p text:style-name="P15">End Subroutine imprimeVetor</text:p>
      <text:p text:style-name="P2">-<text:span text:style-name="T3">Função encarregada de imprimir todos os números do vetor.</text:span></text:p>
      <text:p text:style-name="P2"/>
      <text:p text:style-name="P1"/>
      <text:p text:style-name="P15">SUBROUTINE <text:span text:style-name="T1">ordenaVetor</text:span>(x, tam) !*Bubblesort</text:p>
      <text:p text:style-name="P15"><text:tab/>INTEGER, INTENT(IN) :: tam</text:p>
      <text:p text:style-name="P15"><text:tab/>INTEGER, DIMENSION(tam), INTENT(INOUT) :: x</text:p>
      <text:p text:style-name="P15"><text:tab/>INTEGER :: fim, continua, aux</text:p>
      <text:p text:style-name="P15"><text:tab/>fim=SIZE(x)</text:p>
      <text:p text:style-name="P15"><text:tab/>continua=-1</text:p>
      <text:p text:style-name="P15"><text:tab/>DO WHILE (continua/=0)</text:p>
      <text:p text:style-name="P15"><text:tab/><text:tab/>i=0</text:p>
      <text:p text:style-name="P15"><text:tab/><text:tab/>continua=0</text:p>
      <text:p text:style-name="P15"><text:tab/><text:tab/>DO WHILE(i&lt;(fim))</text:p>
      <text:p text:style-name="P15"><text:tab/><text:tab/><text:tab/>IF (x(i)&gt;x(i+1)) THEN</text:p>
      <text:p text:style-name="P15"><text:tab/><text:tab/><text:tab/><text:tab/>aux=x(i)</text:p>
      <text:p text:style-name="P15"><text:tab/><text:tab/><text:tab/><text:tab/>x(i)=x(i+1)</text:p>
      <text:p text:style-name="P15"><text:tab/><text:tab/><text:tab/><text:tab/>x(i+1)=aux</text:p>
      <text:p text:style-name="P15"><text:tab/><text:tab/><text:tab/><text:tab/>continua=i</text:p>
      <text:p text:style-name="P15"><text:tab/><text:tab/><text:tab/>END IF<text:tab/></text:p>
      <text:p text:style-name="P15"><text:tab/><text:tab/><text:tab/>i=i+1<text:tab/></text:p>
      <text:p text:style-name="P15"><text:tab/><text:tab/>END DO<text:tab/></text:p>
      <text:p text:style-name="P15"><text:tab/><text:tab/>fim=fim-1</text:p>
      <text:p text:style-name="P15"><text:soft-page-break/><text:tab/>END DO</text:p>
      <text:p text:style-name="P15">END SUBROUTINE ordenaVetor</text:p>
      <text:p text:style-name="P2">-<text:span text:style-name="T3">Função encarregada de ordenar todos os números do vetor. Foi utilizado o algoritmo de ordenação Bubble Sort.</text:span></text:p>
      <text:p text:style-name="P2"/>
      <text:p text:style-name="P1"/>
      <text:p text:style-name="P6"><text:span text:style-name="T3">Passos</text:span>:</text:p>
      <text:p text:style-name="P1"/>
      <text:p text:style-name="P8">Implementação C:</text:p>
      <text:p text:style-name="P1"/>
      <text:p text:style-name="P15">int <text:span text:style-name="T1">main</text:span>(void) {</text:p>
      <text:p text:style-name="P15"><text:tab/>int vet[TAM], tam;</text:p>
      <text:p text:style-name="P15"><text:tab/>geraVetor(vet);</text:p>
      <text:p text:style-name="P15"><text:tab/>printf("----IMPLEMENTACAO EM C ORDENACAO EM FORTRAN!!\n\nVetor fora de Ordem\n");</text:p>
      <text:p text:style-name="P15"><text:tab/>imprimeVetor(vet);</text:p>
      <text:p text:style-name="P15"><text:tab/>tam = TAM;</text:p>
      <text:p text:style-name="P15"><text:tab/>ordenavetor(vet, &amp;tam);</text:p>
      <text:p text:style-name="P15"><text:tab/>printf("\nVetor Ordenado\n");</text:p>
      <text:p text:style-name="P15"><text:tab/>imprimeVetor(vet);</text:p>
      <text:p text:style-name="P15"><text:tab/>printf("\n");</text:p>
      <text:p text:style-name="P15"><text:tab/>return 0;</text:p>
      <text:p text:style-name="P15">}</text:p>
      <text:p text:style-name="P1">-<text:span text:style-name="T3">Função main chama uma funçao após a outra (gera, imprime, ordena, imprime). Todo algorito em linguagem C.</text:span></text:p>
      <text:p text:style-name="P1"/>
      <text:p text:style-name="P8">Implementação Fortran:</text:p>
      <text:p text:style-name="P1"/>
      <text:p text:style-name="P18">Program <text:span text:style-name="T1">modFortran</text:span></text:p>
      <text:p text:style-name="P18"><text:tab/>INTEGER :: vet(100)</text:p>
      <text:p text:style-name="P18"><text:tab/>print *,"----IMPLEMENTACAO EM FORTRAN ORDENACAO EM C!!"</text:p>
      <text:p text:style-name="P18"><text:tab/>WRITE(*,*)</text:p>
      <text:p text:style-name="P18"><text:tab/>call geraVetor(vet)</text:p>
      <text:p text:style-name="P18"><text:tab/>print *,"Vetor Fora de Ordem"</text:p>
      <text:p text:style-name="P18"><text:tab/>call imprimeVetor(vet)</text:p>
      <text:p text:style-name="P18"><text:tab/>call ordenavetor(vet, 100)</text:p>
      <text:p text:style-name="P18"><text:tab/>print *,"Vetor Ordenado"</text:p>
      <text:p text:style-name="P18"><text:tab/>call imprimeVetor(vet)</text:p>
      <text:p text:style-name="P18">End Program modFortran</text:p>
      <text:p text:style-name="P2">-<text:span text:style-name="T3">Programa modFortran chama uma subrotina após a outra (gera, imprime, ordena, imprime). Todo algorito em linguagem Fortran.</text:span></text:p>
      <text:p text:style-name="P2"/>
      <text:p text:style-name="P2"/>
      <text:p text:style-name="P2"/>
      <text:p text:style-name="P2"/>
      <text:p text:style-name="P8">Módulo C – Ordenação Fortran:</text:p>
      <text:p text:style-name="P1"><text:tab/><text:span text:style-name="T4">Função main é semelhante a implementação em C, porém a função ordenaVetor não é implementada e sua chamada corresponde a função na linguagem Fortran (implementada no arquivo (modordenaFortran.f90, que possui apenas a subrotina ordenaVetor)</text:span></text:p>
      <text:p text:style-name="P1"/>
      <text:p text:style-name="P8">Módulo Fortran – Ordenação C:</text:p>
      <text:p text:style-name="P12"><text:soft-page-break/><text:tab/>Programa modFortran é semelhante a implementação feita apenas em Fortran, porém a função ordenaVetor não é implementada e sua chamada corresponde a função na linguagem C implementada no arquivo (modordenaC.c, que possui apenas a função ordenaVetor)</text:p>
      <text:p text:style-name="P1"/>
      <text:p text:style-name="P1"/>
      <text:p text:style-name="P6">Makefile:</text:p>
      <text:p text:style-name="P6"/>
      <text:p text:style-name="P19">#Executa Trabalho</text:p>
      <text:p text:style-name="P19"/>
      <text:p text:style-name="P19">all: start clean</text:p>
      <text:p text:style-name="P19"/>
      <text:p text:style-name="P19">start:</text:p>
      <text:p text:style-name="P19"><text:tab/>@gcc -o execC implementC.c </text:p>
      <text:p text:style-name="P19"><text:tab/>@./execC</text:p>
      <text:p text:style-name="P19"/>
      <text:p text:style-name="P19"><text:tab/>@gfortran -c implementFortran.f90 -fno-underscoring </text:p>
      <text:p text:style-name="P19"><text:tab/>@gfortran implementFortran.o -o execF -lgfortran</text:p>
      <text:p text:style-name="P19"><text:tab/>@./execF</text:p>
      <text:p text:style-name="P20"/>
      <text:p text:style-name="P20"><text:tab/>@gfortran -c modMainFortran.f90 -fno-underscoring </text:p>
      <text:p text:style-name="P20"><text:tab/>@gcc -c modOrdenaC.c </text:p>
      <text:p text:style-name="P20"><text:tab/>@gcc modMainFortran.o modOrdenaC.o -o execFC -lgfortran<text:tab/></text:p>
      <text:p text:style-name="P20"><text:tab/>@./execFC</text:p>
      <text:p text:style-name="P20"><text:tab/></text:p>
      <text:p text:style-name="P20"><text:tab/>@gfortran -c modOrdenaFortran.f90 -fno-underscoring </text:p>
      <text:p text:style-name="P19"><text:tab/>@gcc -c modMainC.c </text:p>
      <text:p text:style-name="P19"><text:tab/>@gcc modOrdenaFortran.o modMainC.o -o execCF -lgfortran<text:tab/></text:p>
      <text:p text:style-name="P19"><text:tab/>@./execCF</text:p>
      <text:p text:style-name="P19"/>
      <text:p text:style-name="P19">clean:</text:p>
      <text:p text:style-name="P19"><text:tab/>@rm -rf *.o</text:p>
      <text:p text:style-name="P19"><text:tab/>@rm -rf execC</text:p>
      <text:p text:style-name="P19"><text:tab/>@rm -rf execF</text:p>
      <text:p text:style-name="P19"><text:tab/>@rm -rf execCF</text:p>
      <text:p text:style-name="P19"><text:tab/>@rm -rf execFC</text:p>
      <text:p text:style-name="P10"/>
      <text:p text:style-name="P10"><text:tab/>Primeiramente é feita a compilação do programa implementado em C, é gerado o executável (execC) e feita a execução. O mesmo processo é feito para a versão em Fortran, gerando o executável execF.</text:p>
      <text:p text:style-name="P11"><text:tab/>No segundo passo, main em C e ordenação em Fortran, inicialmente <text:span text:style-name="T5">é compilado o módulo de ordenação em Fortran utilizando a opção </text:span>-fno-underscoring <text:span text:style-name="T5">para que os nomes das funções não sejam modificados e possam ser reconhecidos em C. <text:s/>Após isso é compilado o módulo main em C e por fim é gerado e executado o executável (execCF) deste passo.</text:span></text:p>
      <text:p text:style-name="P11"><text:tab/><text:span text:style-name="T5">O último passo deve ter o módulo principal em Fortran e a função de ordenação em C. Primeiro o módulo main em Fortran é compilado e depois o módulo de ordenação em C. Por último é gerado o executável (execFC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9:01:46.186156330</meta:creation-date>
    <dc:date>2017-06-20T23:31:52.386912653</dc:date>
    <meta:editing-duration>PT1H14M5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143" meta:word-count="736" meta:character-count="5011" meta:non-whitespace-character-count="4251"/>
  </office:meta>
</office:document-meta>
</file>